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62ad"/>
    </style:style>
    <style:style style:name="P2" style:family="paragraph" style:parent-style-name="Text_20_body">
      <style:text-properties officeooo:paragraph-rsid="001c14d7"/>
    </style:style>
    <style:style style:name="T1" style:family="text">
      <style:text-properties officeooo:rsid="001a62ad"/>
    </style:style>
    <style:style style:name="T2" style:family="text">
      <style:text-properties officeooo:rsid="001c14d7"/>
    </style:style>
    <style:style style:name="T3" style:family="text">
      <style:text-properties fo:language="es" fo:country="AR" officeooo:rsid="001c1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Cuando no tenemos suficiente información sobre algo, usamos la imaginación para completar los huecos.<text:line-break/>Y esa imaginación no surge de la nada: se alimenta de lo que ya conocemos.<text:line-break/>Combina, adapta y transforma fragmentos de experiencias pasadas para suponer lo que aún no entendemos.</text:p>
      <text:p text:style-name="Text_20_body">Pero ¿qué pasa al principio, cuando aún no hemos vivido nada?<text:line-break/>Incluso entonces, nuestra mente ya contiene ciertos elementos.<text:line-break/>Al nacer, no traemos conocimientos aprendidos, pero sí llevamos dentro una especie de mapa básico:<text:line-break/>una serie de instrucciones heredadas, instintos que nos ayudan a sobrevivir.</text:p>
      <text:p text:style-name="P1">En capítulos anteriores hablamos de esto: de cómo, al imaginar monstruos o espíritus protectores, en realidad estamos usando reflejos mentales profundamente enraizados.<text:line-break/>También dijimos que la magia —aunque fascinante— no es algo necesario en sí misma, sino una consecuencia natural de estos mecanismos mentales.<text:span text:style-name="T1"> </text:span></text:p>
      <text:p text:style-name="P1"><text:span text:style-name="T1">Un reflejo. </text:span>Un subproducto.</text:p>
      <text:p text:style-name="P2">De la misma manera, nacemos con una colección de ideas preinstaladas que moldean nuestro pensamiento desde el primer momento.</text:p>
      <text:p text:style-name="P2"><text:span text:style-name="T2">Y nos </text:span><text:span text:style-name="T3">acompañaran</text:span><text:span text:style-name="T2"> durante toda la vida.</text:span><text:line-break/>Estas ideas no siempre son evidentes. Están tan profundamente integradas en nuestra forma de ver el mundo que no notamos su presencia.<text:line-break/>Pero están ahí, guiando nuestra atención, despertando emociones, generando certezas… o confusiones.</text:p>
      <text:p text:style-name="Text_20_body">Son parte del material con el que construimos nuestras primeras hipótesis sobre el mundo.<text:line-break/>Y como esas hipótesis parten de una base aún muy limitada, es natural que muchas de ellas sean fantasiosas.<text:line-break/>La fantasía no es un error: es un paso necesario.</text:p>
      <text:p text:style-name="Text_20_body">Si miramos cómo piensan los niños, vemos esto con claridad.<text:line-break/>En sus primeros años, su mente crea modelos del mundo en los que todo es posible:<text:line-break/>los juguetes hablan, los deseos se cumplen, los héroes vuelan.<text:line-break/>A medida que crecen y ganan experiencia, esos modelos se van ajustando, volviéndose más realistas.<text:line-break/>Pero la fantasía nunca desaparece del todo.</text:p>
      <text:p text:style-name="Text_20_body"/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6T15:37:49.070000000</meta:creation-date>
    <dc:date>2025-05-31T19:00:06.145000000</dc:date>
    <meta:editing-duration>PT21M25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8" meta:word-count="298" meta:character-count="1911" meta:non-whitespace-character-count="1620"/>
  </office:meta>
</office:document-meta>
</file>